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Meeting Notes</text:h>
      <text:p>The project kickoff meeting was held on Monday at 10:00 AM. All team leads were present, and the agenda covered sprint planning, resource allocation, and timeline review for the upcoming quarter.</text:p>
      <text:p>Action items were assigned as follows: Maria will finalize the design mockups by Friday, Carlos will set up the CI/CD pipeline by next Wednesday, and Ahmed will complete the database schema review by end of week.</text:p>
      <text:p>The next meeting is scheduled for Thursday at 2:00 PM. Each team lead should prepare a brief status update covering progress, blockers, and any resource need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